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80000000800482B8425106B401F.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mpactPlain" svg:font-family="CompactPlain, 'Times New Roman'" style:font-family-generic="roman"/>
    <style:font-face style:name="Arial1"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paragraph-properties fo:line-height="100%" fo:text-align="center" style:justify-single-word="false"/>
      <style:text-properties style:font-name="Arial" fo:font-size="15pt" fo:font-weight="normal" style:font-size-asian="15pt" style:font-weight-asian="normal" style:font-name-complex="Arial" style:font-size-complex="15pt" style:font-weight-complex="normal"/>
    </style:style>
    <style:style style:name="P2" style:family="paragraph" style:parent-style-name="Standard">
      <style:paragraph-properties fo:line-height="100%"/>
      <style:text-properties style:font-name="Arial" fo:font-size="14pt" style:font-size-asian="14pt" style:font-name-complex="Arial" style:font-size-complex="14pt"/>
    </style:style>
    <style:style style:name="P3" style:family="paragraph" style:parent-style-name="Standard">
      <style:text-properties style:font-name="Arial" fo:language="ca" fo:country="ES" officeooo:paragraph-rsid="002987c8"/>
    </style:style>
    <style:style style:name="P4" style:family="paragraph" style:parent-style-name="Standard">
      <style:text-properties style:font-name="Arial1" fo:font-size="11pt" fo:language="ca" fo:country="ES" fo:font-weight="normal" officeooo:rsid="001fe75d" style:font-size-asian="11pt" style:font-weight-asian="normal" style:font-size-complex="11pt" style:font-weight-complex="normal"/>
    </style:style>
    <style:style style:name="P5" style:family="paragraph" style:parent-style-name="Standard">
      <style:text-properties style:font-name="Arial1" fo:font-size="11pt" fo:language="ca" fo:country="ES" fo:font-weight="normal" officeooo:rsid="000c7981" officeooo:paragraph-rsid="00307fd5" style:font-size-asian="11pt" style:font-weight-asian="normal" style:font-size-complex="11pt" style:font-weight-complex="normal"/>
    </style:style>
    <style:style style:name="P6" style:family="paragraph" style:parent-style-name="Header">
      <style:paragraph-properties fo:line-height="100%" fo:text-align="center" style:justify-single-word="false" style:snap-to-layout-grid="false"/>
      <style:text-properties style:font-name="Arial" fo:font-size="14pt" style:font-size-asian="14pt" style:font-weight-complex="normal"/>
    </style:style>
    <style:style style:name="P7" style:family="paragraph" style:parent-style-name="Footnote">
      <style:paragraph-properties fo:line-height="100%" style:snap-to-layout-grid="false"/>
    </style:style>
    <style:style style:name="P8" style:family="paragraph" style:parent-style-name="Footnote">
      <style:text-properties fo:font-size="5pt" style:font-size-asian="5pt"/>
    </style:style>
    <style:style style:name="P9" style:family="paragraph" style:parent-style-name="Text_20_body">
      <style:text-properties style:font-name="Arial1" fo:font-size="11pt" fo:language="ca" fo:country="ES" fo:font-weight="normal" officeooo:rsid="00227169" officeooo:paragraph-rsid="001fe75d" style:font-size-asian="11pt" style:font-weight-asian="normal" style:font-size-complex="11pt" style:font-weight-complex="normal"/>
    </style:style>
    <style:style style:name="P10" style:family="paragraph" style:parent-style-name="Text_20_body">
      <style:text-properties style:font-name="Arial1" fo:font-size="11pt" fo:language="ca" fo:country="ES" fo:font-weight="normal" officeooo:rsid="00227169" officeooo:paragraph-rsid="002ad33f" style:font-size-asian="11pt" style:font-weight-asian="normal" style:font-size-complex="11pt" style:font-weight-complex="normal"/>
    </style:style>
    <style:style style:name="P11" style:family="paragraph" style:parent-style-name="Text_20_body">
      <style:text-properties style:font-name="Arial1" fo:font-size="11pt" fo:language="ca" fo:country="ES" fo:font-weight="normal" officeooo:rsid="002840f5" officeooo:paragraph-rsid="002840f5" style:font-size-asian="11pt" style:font-weight-asian="normal" style:font-size-complex="11pt" style:font-weight-complex="normal"/>
    </style:style>
    <style:style style:name="P12" style:family="paragraph" style:parent-style-name="Text_20_body">
      <style:text-properties style:font-name="Arial1" fo:font-size="11pt" fo:language="ca" fo:country="ES" fo:font-weight="normal" officeooo:rsid="002987c8" officeooo:paragraph-rsid="002987c8" style:font-size-asian="11pt" style:font-weight-asian="normal" style:font-size-complex="11pt" style:font-weight-complex="normal"/>
    </style:style>
    <style:style style:name="P13" style:family="paragraph" style:parent-style-name="Text_20_body">
      <style:text-properties style:font-name="Arial1" fo:font-size="11pt" fo:language="ca" fo:country="ES" fo:font-weight="normal" officeooo:rsid="002ad33f" officeooo:paragraph-rsid="002ad33f" style:font-size-asian="11pt" style:font-weight-asian="normal" style:font-size-complex="11pt" style:font-weight-complex="normal"/>
    </style:style>
    <style:style style:name="P14" style:family="paragraph" style:parent-style-name="Text_20_body">
      <style:text-properties style:font-name="Arial1" fo:font-size="11pt" fo:language="ca" fo:country="ES" fo:font-weight="normal" officeooo:rsid="002ad33f" officeooo:paragraph-rsid="00307fd5" style:font-size-asian="11pt" style:font-weight-asian="normal" style:font-size-complex="11pt" style:font-weight-complex="normal"/>
    </style:style>
    <style:style style:name="P15" style:family="paragraph" style:parent-style-name="Text_20_body">
      <style:text-properties style:font-name="Arial1" fo:font-size="11pt" fo:language="ca" fo:country="ES" fo:font-weight="bold" officeooo:rsid="001fe75d" officeooo:paragraph-rsid="002840f5" style:font-size-asian="11pt" style:font-weight-asian="bold" style:font-size-complex="11pt" style:font-weight-complex="bold"/>
    </style:style>
    <style:style style:name="P16" style:family="paragraph" style:parent-style-name="Text_20_body">
      <style:text-properties style:font-name="Arial1" fo:font-size="11pt" fo:language="ca" fo:country="ES" fo:font-weight="bold" officeooo:rsid="001fe75d" officeooo:paragraph-rsid="002987c8" style:font-size-asian="11pt" style:font-weight-asian="bold" style:font-size-complex="11pt" style:font-weight-complex="bold"/>
    </style:style>
    <style:style style:name="P17" style:family="paragraph" style:parent-style-name="Text_20_body">
      <style:text-properties style:font-name="Arial1" fo:font-size="11pt" fo:language="ca" fo:country="ES" fo:font-weight="bold" officeooo:rsid="001fe75d" officeooo:paragraph-rsid="002ad33f" style:font-size-asian="11pt" style:font-weight-asian="bold" style:font-size-complex="11pt" style:font-weight-complex="bold"/>
    </style:style>
    <style:style style:name="P18" style:family="paragraph" style:parent-style-name="Text_20_body">
      <style:text-properties style:font-name="Arial1" fo:font-size="11pt" fo:language="ca" fo:country="ES" fo:font-weight="bold" officeooo:rsid="001fe75d" officeooo:paragraph-rsid="002cbc02" style:font-size-asian="11pt" style:font-weight-asian="bold" style:font-size-complex="11pt" style:font-weight-complex="bold"/>
    </style:style>
    <style:style style:name="P19" style:family="paragraph" style:parent-style-name="Text_20_body">
      <style:text-properties style:font-name="Arial1" fo:font-size="11pt" fo:language="ca" fo:country="ES" fo:font-weight="bold" officeooo:rsid="001fe75d" officeooo:paragraph-rsid="00307fd5" style:font-size-asian="11pt" style:font-weight-asian="bold" style:font-size-complex="11pt" style:font-weight-complex="bold"/>
    </style:style>
    <style:style style:name="P20" style:family="paragraph" style:parent-style-name="Text_20_body">
      <style:text-properties style:font-name="Courier New1" fo:font-size="11pt" fo:language="ca" fo:country="ES" fo:font-weight="normal" officeooo:rsid="002840f5" officeooo:paragraph-rsid="002840f5" style:font-size-asian="11pt" style:font-weight-asian="normal" style:font-size-complex="11pt" style:font-weight-complex="normal"/>
    </style:style>
    <style:style style:name="P21" style:family="paragraph" style:parent-style-name="Text_20_body">
      <style:paragraph-properties fo:margin-left="0.4917in" fo:margin-right="0in" fo:text-indent="0in" style:auto-text-indent="false"/>
      <style:text-properties style:font-name="Courier New1" fo:font-size="11pt" fo:language="ca" fo:country="ES" fo:font-weight="normal" officeooo:rsid="002987c8" officeooo:paragraph-rsid="002987c8" style:font-size-asian="11pt" style:font-weight-asian="normal" style:font-size-complex="11pt" style:font-weight-complex="normal"/>
    </style:style>
    <style:style style:name="P22" style:family="paragraph" style:parent-style-name="Text_20_body">
      <style:paragraph-properties fo:margin-left="0.4917in" fo:margin-right="0in" fo:text-indent="0in" style:auto-text-indent="false"/>
      <style:text-properties style:font-name="Courier New1" fo:font-size="11pt" fo:language="ca" fo:country="ES" fo:font-weight="normal" officeooo:rsid="002ad33f" officeooo:paragraph-rsid="002ad33f" style:font-size-asian="11pt" style:font-weight-asian="normal" style:font-size-complex="11pt" style:font-weight-complex="normal"/>
    </style:style>
    <style:style style:name="P23" style:family="paragraph" style:parent-style-name="Text_20_body">
      <style:paragraph-properties fo:break-before="page"/>
      <style:text-properties style:font-name="Arial1" fo:font-size="11pt" fo:language="ca" fo:country="ES" fo:font-weight="bold" officeooo:rsid="001fe75d" officeooo:paragraph-rsid="002840f5" style:font-size-asian="11pt" style:font-weight-asian="bold" style:font-size-complex="11pt" style:font-weight-complex="bold"/>
    </style:style>
    <style:style style:name="P24" style:family="paragraph" style:parent-style-name="Standard" style:master-page-name="Standard">
      <style:paragraph-properties style:page-number="auto"/>
      <style:text-properties style:font-name="Arial" fo:font-size="14pt" fo:language="ca" fo:country="ES" officeooo:paragraph-rsid="002987c8" style:font-size-asian="14pt" style:font-name-complex="Arial" style:font-size-complex="14pt"/>
    </style:style>
    <style:style style:name="P25" style:family="paragraph" style:parent-style-name="Text_20_body">
      <style:text-properties style:font-name="Arial1" fo:font-size="11pt" fo:language="ca" fo:country="ES" fo:font-weight="normal" officeooo:rsid="00227169" officeooo:paragraph-rsid="002987c8" style:font-size-asian="11pt" style:font-weight-asian="normal" style:font-size-complex="11pt" style:font-weight-complex="normal"/>
    </style:style>
    <style:style style:name="P26" style:family="paragraph" style:parent-style-name="Text_20_body">
      <style:text-properties style:font-name="Arial1" fo:font-size="11pt" fo:language="ca" fo:country="ES" fo:font-weight="normal" officeooo:rsid="0033cbe9" officeooo:paragraph-rsid="0033cbe9" style:font-size-asian="11pt" style:font-weight-asian="normal" style:font-size-complex="11pt" style:font-weight-complex="normal"/>
    </style:style>
    <style:style style:name="P27" style:family="paragraph" style:parent-style-name="Text_20_body">
      <style:text-properties style:font-name="Arial1" fo:font-size="11pt" fo:language="ca" fo:country="ES" fo:font-weight="normal" officeooo:rsid="003496a2" officeooo:paragraph-rsid="003496a2" style:font-size-asian="11pt" style:font-weight-asian="normal" style:font-size-complex="11pt" style:font-weight-complex="normal"/>
    </style:style>
    <style:style style:name="P28" style:family="paragraph" style:parent-style-name="Text_20_body">
      <style:text-properties style:font-name="Arial1" fo:font-size="11pt" fo:language="ca" fo:country="ES" fo:font-weight="normal" officeooo:rsid="0034bf3c" officeooo:paragraph-rsid="0034bf3c" style:font-size-asian="11pt" style:font-weight-asian="normal" style:font-size-complex="11pt" style:font-weight-complex="normal"/>
    </style:style>
    <style:style style:name="P29" style:family="paragraph" style:parent-style-name="Text_20_body">
      <style:text-properties style:font-name="Arial1" fo:font-size="11pt" fo:language="ca" fo:country="ES" fo:font-weight="normal" officeooo:rsid="002987c8" officeooo:paragraph-rsid="002ad33f" style:font-size-asian="11pt" style:font-weight-asian="normal" style:font-size-complex="11pt" style:font-weight-complex="normal"/>
    </style:style>
    <style:style style:name="P30" style:family="paragraph" style:parent-style-name="Text_20_body">
      <style:text-properties style:font-name="Arial1" fo:font-size="11pt" fo:language="ca" fo:country="ES" fo:font-weight="normal" officeooo:rsid="002987c8" officeooo:paragraph-rsid="00307fd5" style:font-size-asian="11pt" style:font-weight-asian="normal" style:font-size-complex="11pt" style:font-weight-complex="normal"/>
    </style:style>
    <style:style style:name="P31" style:family="paragraph" style:parent-style-name="Text_20_body">
      <style:text-properties style:font-name="Arial1" fo:font-size="11pt" fo:language="ca" fo:country="ES" fo:font-weight="normal" officeooo:rsid="00365a55" officeooo:paragraph-rsid="002ad33f" style:font-size-asian="11pt" style:font-weight-asian="normal" style:font-size-complex="11pt" style:font-weight-complex="normal"/>
    </style:style>
    <style:style style:name="P32" style:family="paragraph" style:parent-style-name="Text_20_body">
      <style:text-properties style:font-name="Arial1" fo:font-size="11pt" fo:language="ca" fo:country="ES" fo:font-weight="normal" officeooo:rsid="00365a55" officeooo:paragraph-rsid="00365a55" style:font-size-asian="11pt" style:font-weight-asian="normal" style:font-size-complex="11pt" style:font-weight-complex="normal"/>
    </style:style>
    <style:style style:name="P33" style:family="paragraph" style:parent-style-name="Text_20_body">
      <style:text-properties style:font-name="Arial1" fo:font-size="11pt" fo:language="ca" fo:country="ES" fo:font-weight="normal" officeooo:rsid="0036b3f5" officeooo:paragraph-rsid="0036b3f5" style:font-size-asian="11pt" style:font-weight-asian="normal" style:font-size-complex="11pt" style:font-weight-complex="normal"/>
    </style:style>
    <style:style style:name="P34" style:family="paragraph" style:parent-style-name="Text_20_body">
      <style:text-properties style:font-name="Arial1" fo:font-size="11pt" fo:language="ca" fo:country="ES" fo:font-weight="normal" officeooo:rsid="00378c7f" officeooo:paragraph-rsid="00378c7f" style:font-size-asian="11pt" style:font-weight-asian="normal" style:font-size-complex="11pt" style:font-weight-complex="normal"/>
    </style:style>
    <style:style style:name="T1" style:family="text">
      <style:text-properties style:font-name="Arial" fo:font-size="9pt" style:font-size-asian="9pt" style:font-name-complex="Arial"/>
    </style:style>
    <style:style style:name="T2" style:family="text">
      <style:text-properties style:font-name="Arial" fo:font-size="9pt" fo:font-weight="normal" style:font-size-asian="9pt" style:font-weight-asian="normal" style:font-name-complex="Arial" style:font-weight-complex="normal"/>
    </style:style>
    <style:style style:name="T3" style:family="text">
      <style:text-properties fo:font-weight="normal" style:font-weight-asian="normal" style:font-weight-complex="normal"/>
    </style:style>
    <style:style style:name="T4" style:family="text">
      <style:text-properties fo:font-weight="normal" officeooo:rsid="0026f9d2" style:font-weight-asian="normal" style:font-weight-complex="normal"/>
    </style:style>
    <style:style style:name="T5" style:family="text">
      <style:text-properties fo:font-weight="normal" officeooo:rsid="002987c8" style:font-weight-asian="normal" style:font-weight-complex="normal"/>
    </style:style>
    <style:style style:name="T6" style:family="text">
      <style:text-properties officeooo:rsid="001e3994"/>
    </style:style>
    <style:style style:name="T7" style:family="text">
      <style:text-properties officeooo:rsid="002840f5"/>
    </style:style>
    <style:style style:name="T8" style:family="text">
      <style:text-properties officeooo:rsid="002987c8"/>
    </style:style>
    <style:style style:name="T9" style:family="text">
      <style:text-properties officeooo:rsid="002ad33f"/>
    </style:style>
    <style:style style:name="T10" style:family="text">
      <style:text-properties style:font-name="Courier New1"/>
    </style:style>
    <style:style style:name="T11" style:family="text">
      <style:text-properties officeooo:rsid="002d3b29"/>
    </style:style>
    <style:style style:name="T12" style:family="text">
      <style:text-properties officeooo:rsid="00307fd5"/>
    </style:style>
    <style:style style:name="T13" style:family="text">
      <style:text-properties officeooo:rsid="00323c1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Pràctica <text:span text:style-name="T6">11</text:span>: <text:span text:style-name="T8">Recorreguts de Strings</text:span></text:p>
      <text:p text:style-name="P3"><text:span text:style-name="T3">L’objectiu d’aquesta pràctica és </text:span><text:span text:style-name="T5">continuar amb les instruccions iteratives treballades anteriorment, en aquest cas recorrent strings</text:span><text:span text:style-name="T4">.</text:span></text:p>
      <text:p text:style-name="P4"/>
      <text:p text:style-name="P5">Atenció, els següents exercicis han de fer-se en Java i en Python. <text:s/>Es recomana anar fent les dues versions seguides, millor que fer tots els exercicis primer en un llenguatges i després en l’altre.</text:p>
      <text:p text:style-name="P9"/>
      <text:p text:style-name="P15">Exercici <text:span text:style-name="T12">1</text:span>: <text:span text:style-name="T7">Cerca un caràcter</text:span></text:p>
      <text:p text:style-name="P11">Desenvolupa un programa que demani un string i un caràcter, i indiqui si el caràcter es troba dins del string o no.</text:p>
      <text:p text:style-name="P11">Per exemple, si l'entrada és:</text:p>
      <text:p text:style-name="P20"><text:s text:c="4"/>Guido Van Rossum</text:p>
      <text:p text:style-name="P20"><text:s text:c="4"/>a</text:p>
      <text:p text:style-name="P11">La sortida serà:</text:p>
      <text:p text:style-name="P20"><text:s text:c="4"/>El caràcter 'a' apareix a "Guido Van Rossum"</text:p>
      <text:p text:style-name="P11">En canvi, si l'entrada és:</text:p>
      <text:p text:style-name="P20"><text:s text:c="4"/>Guido Van Rossum</text:p>
      <text:p text:style-name="P20"><text:s text:c="4"/>b</text:p>
      <text:p text:style-name="P11">La sortida serà:</text:p>
      <text:p text:style-name="P20"><text:s text:c="4"/>El caràcter 'b' no apareix a "Guido Van Rossum"</text:p>
      <text:p text:style-name="P11">Fes una versió en <text:span text:style-name="T12">Java</text:span> i, al menys, una altra en Python. <text:s/>Al menys en una de les versions de Python has de fer servir el while per trobar el caràcter.</text:p>
      <text:p text:style-name="P26">Java:</text:p>
      <text:p text:style-name="P26">import java.io.*;</text:p>
      <text:p text:style-name="P26">public class Exercici1_P11 {</text:p>
      <text:p text:style-name="P26"><text:tab/>public static void main (String[] args) throws IOException <text:s/>{</text:p>
      <text:p text:style-name="P26"><text:tab/><text:tab/>BufferedReader reader = new BufferedReader(new InputStreamReader(System.in));</text:p>
      <text:p text:style-name="P26"><text:tab/><text:tab/>int posicion;</text:p>
      <text:p text:style-name="P26"><text:tab/><text:tab/>String texto;</text:p>
      <text:p text:style-name="P26"><text:tab/><text:tab/>char caracter;</text:p>
      <text:p text:style-name="P26"><text:tab/><text:tab/></text:p>
      <text:p text:style-name="P26"><text:tab/><text:tab/>System.out.print("Pon un string: ");</text:p>
      <text:p text:style-name="P26"><text:tab/><text:tab/>texto= reader.readLine();</text:p>
      <text:p text:style-name="P26"><text:tab/><text:tab/>System.out.print("Pon un caracter: "); </text:p>
      <text:p text:style-name="P26"><text:tab/><text:tab/>caracter = reader.readLine().charAt(0); </text:p>
      <text:p text:style-name="P26"><text:tab/><text:tab/></text:p>
      <text:p text:style-name="P26"><text:soft-page-break/><text:tab/><text:tab/>posicion = texto.indexOf(caracter); //Devuelve la posición del caracter</text:p>
      <text:p text:style-name="P26"><text:tab/><text:tab/></text:p>
      <text:p text:style-name="P26"><text:tab/><text:tab/>if(posicion &gt;= 0){ //Si la posicion devuelta es mayor a 0 es que lo ha encontrado</text:p>
      <text:p text:style-name="P26"><text:tab/><text:tab/><text:tab/>System.out.println("El caracter "+caracter+" aparece en "+texto);</text:p>
      <text:p text:style-name="P26"><text:tab/><text:tab/>}else{</text:p>
      <text:p text:style-name="P26"><text:tab/><text:tab/><text:tab/>System.out.println("El caracter "+caracter+" no aparece en "+texto);</text:p>
      <text:p text:style-name="P26"><text:tab/><text:tab/>}</text:p>
      <text:p text:style-name="P26"><text:tab/>}</text:p>
      <text:p text:style-name="P26">}</text:p>
      <text:p text:style-name="P26"/>
      <text:p text:style-name="P26">Python:</text:p>
      <text:p text:style-name="P26">#!/usr/bin/env python</text:p>
      <text:p text:style-name="P26"># -*- coding: utf-8 -*-</text:p>
      <text:p text:style-name="P26"/>
      <text:p text:style-name="P26">texto = input("Pon un string: ")</text:p>
      <text:p text:style-name="P26">caracter = input("Pon un caracter: ")</text:p>
      <text:p text:style-name="P26"/>
      <text:p text:style-name="P26">"""</text:p>
      <text:p text:style-name="P26">if(caracter in texto): #Si el caracter esta en la string</text:p>
      <text:p text:style-name="P26"><text:tab/>print("El caracter",caracter,"aparece en",texto)</text:p>
      <text:p text:style-name="P26">else:</text:p>
      <text:p text:style-name="P26"><text:tab/>print("El caracter",caracter,"no aparece en",texto)</text:p>
      <text:p text:style-name="P26"/>
      <text:p text:style-name="P26">"""</text:p>
      <text:p text:style-name="P26">longitud = len(texto)</text:p>
      <text:p text:style-name="P26"/>
      <text:p text:style-name="P26">i=0</text:p>
      <text:p text:style-name="P26">encontrado=0</text:p>
      <text:p text:style-name="P26"/>
      <text:p text:style-name="P26">while(i &lt; longitud):</text:p>
      <text:p text:style-name="P26"><text:tab/>if(texto[i] == caracter):</text:p>
      <text:p text:style-name="P26"><text:tab/><text:tab/>i = i+1</text:p>
      <text:p text:style-name="P26"><text:tab/><text:tab/>encontrado=encontrado+1;</text:p>
      <text:p text:style-name="P26"><text:tab/>else:</text:p>
      <text:p text:style-name="P26"><text:tab/><text:tab/>i = i+1</text:p>
      <text:p text:style-name="P26"/>
      <text:p text:style-name="P26"/>
      <text:p text:style-name="P26">if(encontrado &gt;= 0):</text:p>
      <text:p text:style-name="P26"><text:soft-page-break/><text:tab/>print("El caracter",caracter,"aparece en",texto)</text:p>
      <text:p text:style-name="P26">else:</text:p>
      <text:p text:style-name="P26"><text:tab/>print("El caracter",caracter,"no aparece en",texto)</text:p>
      <text:p text:style-name="P16">Exercici <text:span text:style-name="T12">2</text:span>: <text:span text:style-name="T8">Nom en majúscules</text:span></text:p>
      <text:p text:style-name="P12">Desenvolupeu un programa que demani a l’usuari el seu nom i l’escrigui en majúscules.</text:p>
      <text:p text:style-name="P25"/>
      <text:p text:style-name="P27">Java:</text:p>
      <text:p text:style-name="P27">import java.io.*;</text:p>
      <text:p text:style-name="P27">public class Exercici2_P11 {</text:p>
      <text:p text:style-name="P27"><text:tab/>public static void main (String[] args) throws IOException <text:s/>{</text:p>
      <text:p text:style-name="P27"><text:tab/><text:tab/>BufferedReader reader = new BufferedReader(new InputStreamReader(System.in));</text:p>
      <text:p text:style-name="P27"><text:tab/><text:tab/></text:p>
      <text:p text:style-name="P27"><text:tab/><text:tab/>String nombre;</text:p>
      <text:p text:style-name="P27"><text:tab/><text:tab/></text:p>
      <text:p text:style-name="P27"><text:tab/><text:tab/>System.out.print("Como te llamas? ");</text:p>
      <text:p text:style-name="P27"><text:tab/><text:tab/>nombre= reader.readLine();</text:p>
      <text:p text:style-name="P27"><text:tab/><text:tab/></text:p>
      <text:p text:style-name="P27"><text:tab/><text:tab/>System.out.print(nombre.toUpperCase()); //toUpperCase pasa todos los caracteres a mayusculas</text:p>
      <text:p text:style-name="P27"><text:tab/>}</text:p>
      <text:p text:style-name="P27">}</text:p>
      <text:p text:style-name="P27"/>
      <text:p text:style-name="P27">Python:</text:p>
      <text:p text:style-name="P27">#!/usr/bin/env python</text:p>
      <text:p text:style-name="P27"># -*- coding: utf-8 -*-</text:p>
      <text:p text:style-name="P27"/>
      <text:p text:style-name="P27">nombre = input("Como te llamas? ")</text:p>
      <text:p text:style-name="P27"/>
      <text:p text:style-name="P27">print(nombre.upper()) # .upper() pasa el string a mayusculas</text:p>
      <text:p text:style-name="P16">Exercici <text:span text:style-name="T12">3</text:span>: <text:span text:style-name="T8">El nombre de A's</text:span></text:p>
      <text:p text:style-name="P12">Desenvolupeu un programa que demani a l’usuari el seu nom i escrigui el nombre de ‘a’s que apareixen. <text:s/>Per exemple, si l’entrada és Anaximandro, la sortida serà</text:p>
      <text:p text:style-name="P21">El nom conté 3 ‘a’s</text:p>
      <text:p text:style-name="P25"/>
      <text:p text:style-name="P28">Java:</text:p>
      <text:p text:style-name="P28">import java.io.*;</text:p>
      <text:p text:style-name="P28">public class Exercici3_P11 {</text:p>
      <text:p text:style-name="P28"><text:soft-page-break/><text:tab/>public static void main (String[] args) throws IOException <text:s/>{</text:p>
      <text:p text:style-name="P28"><text:tab/><text:tab/>BufferedReader reader = new BufferedReader(new InputStreamReader(System.in));</text:p>
      <text:p text:style-name="P28"><text:tab/><text:tab/></text:p>
      <text:p text:style-name="P28"><text:tab/><text:tab/>int cantidad=0;</text:p>
      <text:p text:style-name="P28"><text:tab/><text:tab/>String nombre;</text:p>
      <text:p text:style-name="P28"><text:tab/><text:tab/></text:p>
      <text:p text:style-name="P28"><text:tab/><text:tab/>System.out.print("Como te llamas? ");</text:p>
      <text:p text:style-name="P28"><text:tab/><text:tab/>nombre= reader.readLine();</text:p>
      <text:p text:style-name="P28"><text:tab/><text:tab/></text:p>
      <text:p text:style-name="P28"><text:tab/><text:tab/>nombre = nombre.toLowerCase(); //Convierto toda la string a minusculas ya que es sensible a mayusculas o minusculas</text:p>
      <text:p text:style-name="P28"><text:tab/><text:tab/></text:p>
      <text:p text:style-name="P28"><text:tab/><text:tab/>for(int i=0;i&lt;nombre.length();i++){</text:p>
      <text:p text:style-name="P28"><text:tab/><text:tab/><text:tab/>if((""+nombre.charAt(i)).equals("a")){ //al poner (""+nombre.charAt(i)) te contatena un string vacio con un caracter y asi los puedes comparar con el equals</text:p>
      <text:p text:style-name="P28"><text:tab/><text:tab/><text:tab/><text:tab/>cantidad++;</text:p>
      <text:p text:style-name="P28"><text:tab/><text:tab/><text:tab/>}</text:p>
      <text:p text:style-name="P28"><text:tab/><text:tab/>}</text:p>
      <text:p text:style-name="P28"><text:tab/><text:tab/></text:p>
      <text:p text:style-name="P28"><text:tab/><text:tab/>System.out.print("El nombre contiene "+cantidad+" as");</text:p>
      <text:p text:style-name="P28"><text:tab/>}</text:p>
      <text:p text:style-name="P28">}</text:p>
      <text:p text:style-name="P28"/>
      <text:p text:style-name="P28">Python:</text:p>
      <text:p text:style-name="P28">#!/usr/bin/env python</text:p>
      <text:p text:style-name="P28"># -*- coding: utf-8 -*-</text:p>
      <text:p text:style-name="P28"/>
      <text:p text:style-name="P28">nombre = input("Como te llamas? ")</text:p>
      <text:p text:style-name="P28">cantidad=0</text:p>
      <text:p text:style-name="P28">i= 0</text:p>
      <text:p text:style-name="P28">caracter = "a"</text:p>
      <text:p text:style-name="P28">longitud = len(nombre)</text:p>
      <text:p text:style-name="P28">for i in range(0,longitud,1): #La i augmentará en 1 cada vez en un rango de 0 a longitud ya que lo que hace falta es el indice para saber si en esa posición hay el caracter o no</text:p>
      <text:p text:style-name="P28"><text:tab/>if(nombre[i] == caracter):</text:p>
      <text:p text:style-name="P28"><text:tab/><text:tab/>cantidad = cantidad +1</text:p>
      <text:p text:style-name="P28"><text:tab/><text:tab/></text:p>
      <text:p text:style-name="P28"><text:soft-page-break/>print("El nombre contiene", cantidad,"a")</text:p>
      <text:p text:style-name="P17">Exercici <text:span text:style-name="T12">4</text:span>: <text:span text:style-name="T9">Anàlisi del nom</text:span></text:p>
      <text:p text:style-name="P13">Desenvolupeu un programa que demani a l’usuari el seu nom i escrigui el nombre de caràcters que conté, i quants d’ells són vocals. No cal tenir en compte les vocals accentuades. <text:s/></text:p>
      <text:p text:style-name="P13">Per exemple, si l’entrada és <text:span text:style-name="T10">Elefteria</text:span>, la sortida serà:</text:p>
      <text:p text:style-name="P22">9 caràcters i 5 vocals</text:p>
      <text:p text:style-name="P29"/>
      <text:p text:style-name="P32">Java:</text:p>
      <text:p text:style-name="P32">import java.io.*;</text:p>
      <text:p text:style-name="P32">public class Exercici4_P11 {</text:p>
      <text:p text:style-name="P32"><text:tab/>public static void main (String[] args) throws IOException <text:s/>{</text:p>
      <text:p text:style-name="P32"><text:tab/><text:tab/>BufferedReader reader = new BufferedReader(new InputStreamReader(System.in));</text:p>
      <text:p text:style-name="P32"><text:tab/><text:tab/></text:p>
      <text:p text:style-name="P32"><text:tab/><text:tab/>int cantidad=0;</text:p>
      <text:p text:style-name="P32"><text:tab/><text:tab/>String nombre;</text:p>
      <text:p text:style-name="P32"><text:tab/><text:tab/></text:p>
      <text:p text:style-name="P32"><text:tab/><text:tab/>System.out.print("Como te llamas? ");</text:p>
      <text:p text:style-name="P32"><text:tab/><text:tab/>nombre= reader.readLine();</text:p>
      <text:p text:style-name="P32"><text:tab/><text:tab/></text:p>
      <text:p text:style-name="P32"><text:tab/><text:tab/>nombre = nombre.toLowerCase(); //Convierto toda la string a minusculas ya que es sensible a mayusculas o minusculas</text:p>
      <text:p text:style-name="P32"><text:tab/><text:tab/></text:p>
      <text:p text:style-name="P32"><text:tab/><text:tab/>for(int i=0;i&lt;nombre.length();i++){</text:p>
      <text:p text:style-name="P32"><text:tab/><text:tab/><text:tab/>if((""+nombre.charAt(i)).equals("a")){ //al poner (""+nombre.charAt(i)) te contatena un string vacio con un caracter y asi los puedes comparar con el equals</text:p>
      <text:p text:style-name="P32"><text:tab/><text:tab/><text:tab/><text:tab/>cantidad++;</text:p>
      <text:p text:style-name="P32"><text:tab/><text:tab/><text:tab/>}else if((""+nombre.charAt(i)).equals("e")){</text:p>
      <text:p text:style-name="P32"><text:tab/><text:tab/><text:tab/><text:tab/>cantidad++;</text:p>
      <text:p text:style-name="P32"><text:tab/><text:tab/><text:tab/>}else if((""+nombre.charAt(i)).equals("i")){</text:p>
      <text:p text:style-name="P32"><text:tab/><text:tab/><text:tab/><text:tab/>cantidad++;</text:p>
      <text:p text:style-name="P32"><text:tab/><text:tab/><text:tab/>}else if((""+nombre.charAt(i)).equals("o")){</text:p>
      <text:p text:style-name="P32"><text:tab/><text:tab/><text:tab/><text:tab/>cantidad++;</text:p>
      <text:p text:style-name="P32"><text:tab/><text:tab/><text:tab/>}else if((""+nombre.charAt(i)).equals("u")){</text:p>
      <text:p text:style-name="P32"><text:tab/><text:tab/><text:tab/><text:tab/>cantidad++;</text:p>
      <text:p text:style-name="P32"><text:tab/><text:tab/><text:tab/>}</text:p>
      <text:p text:style-name="P32"><text:tab/><text:tab/>}</text:p>
      <text:p text:style-name="P32"><text:soft-page-break/><text:tab/><text:tab/>System.out.print("El nombre tiene "+nombre.length()+" caracteres i "+cantidad+" vocales");</text:p>
      <text:p text:style-name="P32"><text:tab/>}</text:p>
      <text:p text:style-name="P32">}</text:p>
      <text:p text:style-name="P32"/>
      <text:p text:style-name="P32">python:</text:p>
      <text:p text:style-name="P32">#!/usr/bin/env python</text:p>
      <text:p text:style-name="P32"># -*- coding: utf-8 -*-</text:p>
      <text:p text:style-name="P32"/>
      <text:p text:style-name="P32">nombre = input("Como te llamas? ")</text:p>
      <text:p text:style-name="P32">cantidad=0</text:p>
      <text:p text:style-name="P32">i= 0</text:p>
      <text:p text:style-name="P32"/>
      <text:p text:style-name="P32">longitud = len(nombre)</text:p>
      <text:p text:style-name="P32">for i in range(0,longitud,1): #La i augmentará en 1 cada vez en un rango de 0 a longitud ya que lo que hace falta es el indice para saber si en esa posición hay el caracter o no</text:p>
      <text:p text:style-name="P32"><text:tab/>if(nombre[i] == "a"):</text:p>
      <text:p text:style-name="P32"><text:tab/><text:tab/>cantidad = cantidad +1</text:p>
      <text:p text:style-name="P32"><text:tab/>elif(nombre[i] == "e"):</text:p>
      <text:p text:style-name="P32"><text:tab/><text:tab/>cantidad = cantidad +1</text:p>
      <text:p text:style-name="P32"><text:tab/>elif(nombre[i] == "i"):</text:p>
      <text:p text:style-name="P32"><text:tab/><text:tab/>cantidad = cantidad +1</text:p>
      <text:p text:style-name="P32"><text:tab/>elif(nombre[i] == "o"):</text:p>
      <text:p text:style-name="P32"><text:tab/><text:tab/>cantidad = cantidad +1</text:p>
      <text:p text:style-name="P32"><text:tab/>elif(nombre[i] == "u"):</text:p>
      <text:p text:style-name="P32"><text:tab/><text:tab/>cantidad = cantidad +1</text:p>
      <text:p text:style-name="P32"/>
      <text:p text:style-name="P32">print("El nombre tiene",longitud,"caracteres i",cantidad,"vocales")</text:p>
      <text:p text:style-name="P17">Exercici <text:span text:style-name="T12">5</text:span>: <text:span text:style-name="T9">Inicials en majúscules</text:span></text:p>
      <text:p text:style-name="P13">Desenvolupeu un programa que demani a l’usuari el seu nom i cognoms, i ho escrigui tot fent que les inicials estiguin en majúscules, i la resta en minúscules.</text:p>
      <text:p text:style-name="P32">Java:</text:p>
      <text:p text:style-name="P32">import java.io.*;</text:p>
      <text:p text:style-name="P32">public class Exercici5_P11 {</text:p>
      <text:p text:style-name="P32"><text:tab/></text:p>
      <text:p text:style-name="P32"><text:tab/>public static void main (String args[]) throws IOException {</text:p>
      <text:p text:style-name="P32"><text:tab/><text:tab/>BufferedReader reader = new BufferedReader(new InputStreamReader(System.in));</text:p>
      <text:p text:style-name="P32"><text:soft-page-break/><text:tab/><text:tab/></text:p>
      <text:p text:style-name="P32"><text:tab/><text:tab/>String nombre,nombre2="";</text:p>
      <text:p text:style-name="P32"><text:tab/><text:tab/></text:p>
      <text:p text:style-name="P32"><text:tab/><text:tab/>int i=0;</text:p>
      <text:p text:style-name="P32"><text:tab/><text:tab/></text:p>
      <text:p text:style-name="P32"><text:tab/><text:tab/>System.out.print("Como te llamas? ");</text:p>
      <text:p text:style-name="P32"><text:tab/><text:tab/>nombre= reader.readLine();</text:p>
      <text:p text:style-name="P32"><text:tab/><text:tab/></text:p>
      <text:p text:style-name="P32"><text:tab/><text:tab/>nombre = nombre.toLowerCase();</text:p>
      <text:p text:style-name="P32"><text:tab/><text:tab/></text:p>
      <text:p text:style-name="P32"><text:tab/><text:tab/>nombre2=(""+nombre.charAt(i)).toUpperCase();</text:p>
      <text:p text:style-name="P32"><text:tab/><text:tab/></text:p>
      <text:p text:style-name="P32"><text:tab/><text:tab/>for(i=1;i&lt;nombre.length();i++){</text:p>
      <text:p text:style-name="P32"><text:tab/><text:tab/><text:tab/>if((""+nombre.charAt(i-1)).equals(" ")){ //Si la letra anterior es un espacio</text:p>
      <text:p text:style-name="P32"><text:tab/><text:tab/><text:tab/><text:tab/>nombre2=nombre2+(""+nombre.charAt(i)).toUpperCase(); //La letra de ahora se pasa a mayusculas</text:p>
      <text:p text:style-name="P32"><text:tab/><text:tab/><text:tab/>}else{</text:p>
      <text:p text:style-name="P32"><text:tab/><text:tab/><text:tab/><text:tab/>nombre2=nombre2+(""+nombre.charAt(i));</text:p>
      <text:p text:style-name="P32"><text:tab/><text:tab/><text:tab/>}</text:p>
      <text:p text:style-name="P32"><text:tab/><text:tab/>}</text:p>
      <text:p text:style-name="P32"><text:tab/><text:tab/>System.out.println(nombre2);</text:p>
      <text:p text:style-name="P32"><text:tab/>}</text:p>
      <text:p text:style-name="P32">}</text:p>
      <text:p text:style-name="P32">Python:</text:p>
      <text:p text:style-name="P32">#!/usr/bin/env python</text:p>
      <text:p text:style-name="P32"># -*- coding: utf-8 -*-</text:p>
      <text:p text:style-name="P32"/>
      <text:p text:style-name="P32">nombre = input("Nombre completo: ")</text:p>
      <text:p text:style-name="P32"/>
      <text:p text:style-name="P32">i=0</text:p>
      <text:p text:style-name="P32">nombre2=nombre[i].upper()</text:p>
      <text:p text:style-name="P32"/>
      <text:p text:style-name="P32">for i in range(1,len(nombre),1):</text:p>
      <text:p text:style-name="P32"><text:tab/>if(nombre[i-1]== " "):</text:p>
      <text:p text:style-name="P32"><text:tab/><text:tab/>nombre2=nombre2+nombre[i].upper()</text:p>
      <text:p text:style-name="P32"><text:tab/>else:</text:p>
      <text:p text:style-name="P32"><text:tab/><text:tab/>nombre2=nombre2+nombre[i].lower()</text:p>
      <text:p text:style-name="P32"/>
      <text:p text:style-name="P32"><text:soft-page-break/>print(nombre2)</text:p>
      <text:p text:style-name="P32"/>
      <text:p text:style-name="P32"># print(nombre.title()) Lo hace con una función aqui </text:p>
      <text:p text:style-name="P19">Exercici <text:span text:style-name="T12">6</text:span>: <text:span text:style-name="T11">Codi Morse</text:span></text:p>
      <text:p text:style-name="P14">Desenvolupa un programa que demani a l'usuari un <text:span text:style-name="T11">text, i el tradueixi a Morse</text:span></text:p>
      <text:p text:style-name="P30"/>
      <text:p text:style-name="P32">Java:</text:p>
      <text:p text:style-name="P32">import java.io.*;</text:p>
      <text:p text:style-name="P32">public class Exercici6_P11 {</text:p>
      <text:p text:style-name="P32"><text:tab/></text:p>
      <text:p text:style-name="P32"><text:tab/>public static void main (String args[]) throws IOException {</text:p>
      <text:p text:style-name="P32"><text:tab/><text:tab/>BufferedReader reader = new BufferedReader(new InputStreamReader(System.in));</text:p>
      <text:p text:style-name="P32"><text:tab/><text:tab/></text:p>
      <text:p text:style-name="P32"><text:tab/><text:tab/>String texto,letra,texto2="";</text:p>
      <text:p text:style-name="P32"><text:tab/><text:tab/></text:p>
      <text:p text:style-name="P32"><text:tab/><text:tab/>String abcd[] = {"a","b","c","d","e","f","g","h","i","j","k","l","m","n","ñ","o","p","q","r","s","t","u","v","w","x","y","z","0","1","2","3","4","5","6","7","8","9",".",",","?","'","!"};</text:p>
      <text:p text:style-name="P32"><text:tab/><text:tab/><text:tab/></text:p>
      <text:p text:style-name="P32"><text:tab/><text:tab/>String morse[] = {"· —","— · · ·","— · — ·","— · ·","·","· · — ·","— — ·","· · · ·","· ·","· — — —","— · —","· — · ·","— —","— ·","— — · — —","— — —","· — — ·","— — · —","· — ·","· · ·","—","· · —","· · · —","· — —","— · · —","— · — —","— — · ·","— — — — —","· — — — —","· · — — —","· · · — —","· · · · —","· · · · ·","— · · · ·","— — · · ·","— — — · ·","— — — — ·","· — · — · —","— · — · — —","· · — — · ·","· — · · — ·","— — · · — —"};</text:p>
      <text:p text:style-name="P32"><text:tab/><text:tab/></text:p>
      <text:p text:style-name="P32"><text:tab/><text:tab/>System.out.print("Que quieres traducir al morse? ");</text:p>
      <text:p text:style-name="P32"><text:tab/><text:tab/>texto = reader.readLine();</text:p>
      <text:p text:style-name="P32"><text:tab/><text:tab/></text:p>
      <text:p text:style-name="P32"><text:tab/><text:tab/>texto = texto.toLowerCase();</text:p>
      <text:p text:style-name="P32"><text:tab/><text:tab/></text:p>
      <text:p text:style-name="P32"><text:tab/><text:tab/>//Conversor</text:p>
      <text:p text:style-name="P32"><text:tab/><text:tab/>for(int i=0;i&lt;texto.length();i++){</text:p>
      <text:p text:style-name="P32"><text:tab/><text:tab/><text:tab/>letra = (""+texto.charAt(i));</text:p>
      <text:p text:style-name="P32"><text:tab/><text:tab/><text:tab/>for(int a=0;a&lt;abcd.length;a++){</text:p>
      <text:p text:style-name="P32"><text:tab/><text:tab/><text:tab/><text:tab/>if(abcd[a].equals(letra)){</text:p>
      <text:p text:style-name="P32"><text:tab/><text:tab/><text:tab/><text:tab/><text:tab/>texto2=texto2+morse[a]+"\t";</text:p>
      <text:p text:style-name="P32"><text:tab/><text:tab/><text:tab/><text:tab/>}</text:p>
      <text:p text:style-name="P32"><text:soft-page-break/><text:tab/><text:tab/><text:tab/>}</text:p>
      <text:p text:style-name="P32"><text:tab/><text:tab/>}</text:p>
      <text:p text:style-name="P32"><text:tab/><text:tab/>System.out.println(texto2);</text:p>
      <text:p text:style-name="P32"><text:tab/>}</text:p>
      <text:p text:style-name="P32">}</text:p>
      <text:p text:style-name="P32"/>
      <text:p text:style-name="P17">Exercici <text:span text:style-name="T13">7</text:span>: <text:span text:style-name="T9">Figures amb strings</text:span></text:p>
      <text:p text:style-name="P13">Desenvolupeu un programa que demani a l’usuari una paraula i dibuixi amb aquesta una figura com la del següent exemple. <text:s/>Per exemple, si l’entrada és Telefon, la sortida serà:</text:p>
      <text:p text:style-name="P22"><text:s text:c="4"/>n</text:p>
      <text:p text:style-name="P22"><text:s text:c="4"/>on</text:p>
      <text:p text:style-name="P22"><text:s text:c="4"/>fon</text:p>
      <text:p text:style-name="P22"><text:s text:c="4"/>efon</text:p>
      <text:p text:style-name="P22"><text:s text:c="4"/>lefon</text:p>
      <text:p text:style-name="P22"><text:s text:c="4"/>elefon</text:p>
      <text:p text:style-name="P22"><text:s text:c="4"/>Telefon</text:p>
      <text:p text:style-name="P22"><text:s text:c="4"/>Telefo</text:p>
      <text:p text:style-name="P22"><text:s text:c="4"/>Telef</text:p>
      <text:p text:style-name="P22"><text:s text:c="4"/>Tele</text:p>
      <text:p text:style-name="P22"><text:s text:c="4"/>Tel</text:p>
      <text:p text:style-name="P22"><text:s text:c="4"/>Te</text:p>
      <text:p text:style-name="P22"><text:s text:c="4"/>T</text:p>
      <text:p text:style-name="P31"/>
      <text:p text:style-name="P33">Python:</text:p>
      <text:p text:style-name="P33">#!/usr/bin/env python</text:p>
      <text:p text:style-name="P33"># -*- coding: utf-8 -*-</text:p>
      <text:p text:style-name="P33"/>
      <text:p text:style-name="P33">palabra = input("Pon una palabra: ")</text:p>
      <text:p text:style-name="P33"/>
      <text:p text:style-name="P33">for i in range(len(palabra)-1,0,-1): #Imprime desde la i que es longtiud -1 es decir la ultima posición y va restando la i hasta el 0</text:p>
      <text:p text:style-name="P33"><text:s text:c="4"/>print(palabra[i:])</text:p>
      <text:p text:style-name="P33"/>
      <text:p text:style-name="P33">for i in range(len(palabra),0,-1):</text:p>
      <text:p text:style-name="P33"><text:s text:c="4"/>print(palabra[:i])</text:p>
      <text:p text:style-name="P18">Exercici <text:span text:style-name="T13">8</text:span>: <text:span text:style-name="T9">La piràmide (opcional)</text:span></text:p>
      <text:p text:style-name="P13">Desenvolupa un programa que demani a l'usuari una paraula, i escrigui la forma definida al següent exemple. <text:s/>Si l'entrada és <text:span text:style-name="T10">Hola</text:span> la sortida serà:</text:p>
      <text:p text:style-name="P22"><text:soft-page-break/><text:s text:c="4"/>······H=H······</text:p>
      <text:p text:style-name="P22"><text:s text:c="4"/>····H,o=o,H····</text:p>
      <text:p text:style-name="P22"><text:s text:c="4"/>··H,o,l=l,o,H··</text:p>
      <text:p text:style-name="P22"><text:s text:c="4"/>H,o,l,a=a,l,o,H</text:p>
      <text:p text:style-name="P10"/>
      <text:p text:style-name="P34">Python:</text:p>
      <text:p text:style-name="P34">#!/usr/bin/env python</text:p>
      <text:p text:style-name="P34"># -*- coding: utf-8 -*-</text:p>
      <text:p text:style-name="P34"/>
      <text:p text:style-name="P34">palabra = input("Pon una palabra: ")</text:p>
      <text:p text:style-name="P34"/>
      <text:p text:style-name="P34">for i in range(len(palabra)-1,0,-1): </text:p>
      <text:p text:style-name="P34"><text:s text:c="4"/>print(palabra[i:])</text:p>
      <text:p text:style-name="P34"/>
      <text:p text:style-name="P34">for i in range(len(palabra),0,-1):</text:p>
      <text:p text:style-name="P34"><text:s text:c="4"/>print(palabra[:i])</text:p>
      <text:p text:style-name="P23">Exercici <text:span text:style-name="T13">9</text:span>: <text:span text:style-name="T7">Cerca d'un string (opcional)</text:span></text:p>
      <text:p text:style-name="P11">Desenvolupa un programa que demani dos strings i respongui si el segon està inclòs dins del primer.</text:p>
      <text:p text:style-name="P11">Per exemple, si l'entrada és:</text:p>
      <text:p text:style-name="P20"><text:s text:c="4"/>Guido Van Rossum</text:p>
      <text:p text:style-name="P20"><text:s text:c="4"/>Ros</text:p>
      <text:p text:style-name="P11">La sortida serà:</text:p>
      <text:p text:style-name="P20"><text:s text:c="4"/>El substring 'Ros' apareix a "Guido Van Rossum"</text:p>
      <text:p text:style-name="P11">Si el primer string és la cadena buida (""), el programa sempre indicarà que no està contingut el substring. En canvi, si el substring és el que està buit, el programa respondrà que està inclòs en qualsevol string no buit. Finalment, si els dos strings són iguals, el programa contestarà també afirmativa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mpactPlain" svg:font-family="CompactPlain, 'Times New Roman'" style:font-family-generic="roman"/>
    <style:font-face style:name="Arial1"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ca"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fo:color="#000000" style:font-name="CompactPlain" fo:font-family="CompactPlain, 'Times New Roman'" style:font-family-generic="roman" fo:font-size="11pt" fo:language="ca" fo:country="E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Text_20_body" style:display-name="Text body" style:family="paragraph" style:parent-style-name="Standard" style:class="text">
      <style:text-properties fo:color="#000000" style:font-name="Arial" fo:font-family="Arial" style:font-family-generic="swiss" style:font-pitch="variable" fo:font-size="10pt" fo:language="es" fo:country="ES" style:font-size-asian="10pt" style:font-name-complex="Arial"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keep-with-next="alway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3" style:display-name="Heading 3" style:family="paragraph" style:parent-style-name="Standard" style:next-style-name="Standard" style:class="text">
      <style:paragraph-properties fo:margin-top="0.0417in" fo:margin-bottom="0in" loext:contextual-spacing="false" fo:keep-with-next="always"/>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font-weight-complex="normal"/>
    </style:style>
    <style:style style:name="Heading_20_4" style:display-name="Heading 4" style:family="paragraph" style:parent-style-name="Standard" style:next-style-name="Standard" style:class="text">
      <style:paragraph-properties fo:margin-top="0.0417in" fo:margin-bottom="0in" loext:contextual-spacing="false" fo:keep-with-next="always">
        <style:tab-stops>
          <style:tab-stop style:position="0.0984in"/>
        </style:tab-stops>
      </style:paragraph-properties>
      <style:text-properties style:font-name="Arial" fo:font-family="Arial" style:font-family-generic="swiss" style:font-pitch="variable" style:text-underline-style="solid" style:text-underline-width="auto" style:text-underline-color="font-color" style:font-name-complex="Arial" style:font-family-complex="Arial" style:font-family-generic-complex="swiss" style:font-pitch-complex="variable" style:font-weight-complex="normal"/>
    </style:style>
    <style:style style:name="Heading_20_5" style:display-name="Heading 5" style:family="paragraph" style:parent-style-name="Standard" style:next-style-name="Standard" style:class="text">
      <style:paragraph-properties fo:text-align="justify" style:justify-single-word="false" fo:keep-with-next="always">
        <style:tab-stops>
          <style:tab-stop style:position="0.0984in"/>
        </style:tab-stops>
      </style:paragraph-properties>
      <style:text-properties style:font-name="Arial" fo:font-family="Arial" style:font-family-generic="swiss" style:font-pitch="variable" fo:font-size="10pt" fo:language="en" fo:country="GB" style:font-size-asian="10pt" style:font-name-complex="Arial" style:font-family-complex="Arial" style:font-family-generic-complex="swiss" style:font-pitch-complex="variable" style:font-weight-complex="normal"/>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loext:contextual-spacing="false" fo:line-height="100%" fo:text-align="justify" style:justify-single-word="false" fo:text-indent="0in" style:auto-text-indent="false"/>
      <style:text-properties style:font-name="Arial" fo:font-family="Arial" style:font-family-generic="swiss" style:font-pitch="variable" fo:font-size="10pt" fo:language="es" fo:country="ES" fo:font-weight="normal" style:font-size-asian="10pt" style:font-weight-asian="normal" style:font-size-complex="10pt" style:font-weight-complex="normal"/>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loext:contextual-spacing="false" fo:line-height="100%" fo:text-align="justify" style:justify-single-word="false" fo:text-indent="0in" style:auto-text-indent="false"/>
      <style:text-properties style:font-name="Arial" fo:font-family="Arial" style:font-family-generic="swiss" style:font-pitch="variable" fo:font-size="9pt" fo:language="es" fo:country="ES" fo:font-style="italic" fo:font-weight="normal" style:font-size-asian="9pt" style:font-style-asian="italic" style:font-weight-asian="normal" style:font-size-complex="10pt" style:font-weight-complex="normal"/>
    </style:style>
    <style:style style:name="List" style:family="paragraph" style:parent-style-name="Text_20_body" style:class="list">
      <style:text-properties style:font-name-complex="Tahoma2" style:font-family-complex="Tahoma"/>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note" style:family="paragraph" style:parent-style-name="Standard" style:class="extra">
      <style:paragraph-properties>
        <style:tab-stops>
          <style:tab-stop style:position="2.9528in" style:type="center"/>
          <style:tab-stop style:position="5.905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Estilo1" style:family="paragraph" style:parent-style-name="Standard">
      <style:paragraph-properties fo:keep-together="auto"/>
    </style:style>
    <style:style style:name="Texto_20_independiente_20_2" style:display-name="Texto independiente 2" style:family="paragraph" style:parent-style-name="Standard">
      <style:paragraph-properties fo:line-height="100%" fo:text-align="justify" style:justify-single-word="false"/>
      <style:text-properties fo:color="#000000" style:font-name="Tahoma" fo:font-family="Tahoma" style:font-family-generic="swiss" style:font-pitch="variable" fo:font-size="12pt" fo:font-weight="normal" style:font-size-asian="12pt" style:font-weight-asian="normal" style:font-size-complex="10pt" style:font-weight-complex="normal"/>
    </style:style>
    <style:style style:name="Texto_20_independiente_20_3" style:display-name="Texto independiente 3" style:family="paragraph" style:parent-style-name="Standard">
      <style:paragraph-properties fo:line-height="100%"/>
      <style:text-properties fo:color="#000000" style:font-name="Arial" fo:font-family="Arial" style:font-family-generic="swiss" style:font-pitch="variable" fo:font-size="12pt" fo:font-weight="normal" style:font-size-asian="12pt" style:font-weight-asian="normal" style:font-name-complex="Arial" style:font-family-complex="Arial" style:font-family-generic-complex="swiss" style:font-pitch-complex="variable" style:font-size-complex="12pt" style:font-weight-complex="normal"/>
    </style:style>
    <style:style style:name="Normal_20__28_Web_29_" style:display-name="Normal (Web)" style:family="paragraph" style:parent-style-name="Standard">
      <style:paragraph-properties fo:margin-top="0.0693in" fo:margin-bottom="0.0693in" loext:contextual-spacing="false" fo:line-height="100%"/>
      <style:text-properties style:font-name="Arial" fo:font-family="Arial" style:font-family-generic="swiss" style:font-pitch="variable" fo:font-size="12pt" fo:language="es" fo:country="ES" fo:font-weight="normal" style:font-size-asian="12pt" style:font-weight-asian="normal" style:font-size-complex="12pt" style:font-weight-complex="normal"/>
    </style:style>
    <style:style style:name="Default" style:family="paragraph">
      <style:paragraph-properties fo:orphans="2" fo:widows="2" style:text-autospace="none"/>
      <style:text-properties fo:color="#000000"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1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6z0" style:family="text">
      <style:text-properties style:font-name="Sylfaen" fo:font-family="Sylfaen" style:font-family-generic="roman" style:font-pitch="variable"/>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WW8Num13z3" style:family="text">
      <style:text-properties style:font-name="Symbol" fo:font-family="Symbol" style:font-family-generic="roman"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4917in"/>
      </text:outline-level-style>
      <text:outline-level-style text:level="2" style:num-suffix="." style:num-format="1" text:display-levels="2">
        <style:list-level-properties text:space-before="0.4917in" text:min-label-width="0.4917in"/>
      </text:outline-level-style>
      <text:outline-level-style text:level="3" style:num-suffix="." style:num-format="1" text:display-levels="3">
        <style:list-level-properties text:space-before="0.9835in" text:min-label-width="0.4917in"/>
      </text:outline-level-style>
      <text:outline-level-style text:level="4" style:num-suffix="." style:num-format="1" text:display-levels="4">
        <style:list-level-properties text:space-before="1.4748in" text:min-label-width="0.4917in"/>
      </text:outline-level-style>
      <text:outline-level-style text:level="5" style:num-suffix="." style:num-format="1" text:display-levels="5">
        <style:list-level-properties text:space-before="1.9665in" text:min-label-width="0.4917in"/>
      </text:outline-level-style>
      <text:outline-level-style text:level="6" style:num-suffix="." style:num-format="1" text:display-levels="6">
        <style:list-level-properties text:space-before="2.4583in" text:min-label-width="0.4917in"/>
      </text:outline-level-style>
      <text:outline-level-style text:level="7" style:num-suffix="." style:num-format="1" text:display-levels="7">
        <style:list-level-properties text:space-before="2.95in" text:min-label-width="0.4917in"/>
      </text:outline-level-style>
      <text:outline-level-style text:level="8" style:num-suffix="." style:num-format="1" text:display-levels="8">
        <style:list-level-properties text:space-before="3.4417in" text:min-label-width="0.4917in"/>
      </text:outline-level-style>
      <text:outline-level-style text:level="9" style:num-suffix="." style:num-format="1" text:display-levels="9">
        <style:list-level-properties text:space-before="3.9335in" text:min-label-width="0.4917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4917in"/>
      </text:list-level-style-number>
      <text:list-level-style-number text:level="2" style:num-suffix="." style:num-format="1" text:display-levels="2">
        <style:list-level-properties text:space-before="0.4917in" text:min-label-width="0.4917in"/>
      </text:list-level-style-number>
      <text:list-level-style-number text:level="3" style:num-suffix="." style:num-format="1" text:display-levels="3">
        <style:list-level-properties text:space-before="0.9835in" text:min-label-width="0.4917in"/>
      </text:list-level-style-number>
      <text:list-level-style-number text:level="4" style:num-suffix="." style:num-format="1" text:display-levels="4">
        <style:list-level-properties text:space-before="1.4748in" text:min-label-width="0.4917in"/>
      </text:list-level-style-number>
      <text:list-level-style-number text:level="5" style:num-suffix="." style:num-format="1" text:display-levels="5">
        <style:list-level-properties text:space-before="1.9665in" text:min-label-width="0.4917in"/>
      </text:list-level-style-number>
      <text:list-level-style-number text:level="6" style:num-suffix="." style:num-format="1" text:display-levels="6">
        <style:list-level-properties text:space-before="2.4583in" text:min-label-width="0.4917in"/>
      </text:list-level-style-number>
      <text:list-level-style-number text:level="7" style:num-suffix="." style:num-format="1" text:display-levels="7">
        <style:list-level-properties text:space-before="2.95in" text:min-label-width="0.4917in"/>
      </text:list-level-style-number>
      <text:list-level-style-number text:level="8" style:num-suffix="." style:num-format="1" text:display-levels="8">
        <style:list-level-properties text:space-before="3.4417in" text:min-label-width="0.4917in"/>
      </text:list-level-style-number>
      <text:list-level-style-number text:level="9" style:num-suffix="." style:num-format="1" text:display-levels="9">
        <style:list-level-properties text:space-before="3.9335in" text:min-label-width="0.4917in"/>
      </text:list-level-style-number>
      <text:list-level-style-number text:level="10" style:num-suffix="." style:num-format="1">
        <style:list-level-properties text:space-before="2.5in" text:min-label-width="0.25in"/>
      </text:list-level-style-number>
    </text:list-style>
    <text:list-style style:name="WW8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3">
      <text:list-level-style-number text:level="1" style:num-suffix="." style:num-format="1" text:start-value="3">
        <style:list-level-properties text:min-label-width="0.25in"/>
      </text:list-level-style-number>
      <text:list-level-style-number text:level="2" style:num-suffix="." style:num-format="1" text:display-levels="2">
        <style:list-level-properties text:space-before="0.25in" text:min-label-width="0.5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25in" text:min-label-width="0.25in"/>
        <style:text-properties style:font-name="Wingdings"/>
      </text:list-level-style-bullet>
      <text:list-level-style-bullet text:level="2" text:style-name="WW8Num4z1" text:bullet-char="o">
        <style:list-level-properties text:space-before="0.75in" text:min-label-width="0.25in"/>
        <style:text-properties style:font-name="Courier New1"/>
      </text:list-level-style-bullet>
      <text:list-level-style-bullet text:level="3" text:style-name="WW8Num4z0" text:bullet-char="">
        <style:list-level-properties text:space-before="1.25in" text:min-label-width="0.25in"/>
        <style:text-properties style:font-name="Wingdings"/>
      </text:list-level-style-bullet>
      <text:list-level-style-bullet text:level="4" text:style-name="WW8Num4z3" text:bullet-char="">
        <style:list-level-properties text:space-before="1.75in" text:min-label-width="0.25in"/>
        <style:text-properties style:font-name="Symbol"/>
      </text:list-level-style-bullet>
      <text:list-level-style-bullet text:level="5" text:style-name="WW8Num4z1" text:bullet-char="o">
        <style:list-level-properties text:space-before="2.25in" text:min-label-width="0.25in"/>
        <style:text-properties style:font-name="Courier New1"/>
      </text:list-level-style-bullet>
      <text:list-level-style-bullet text:level="6" text:style-name="WW8Num4z0" text:bullet-char="">
        <style:list-level-properties text:space-before="2.75in" text:min-label-width="0.25in"/>
        <style:text-properties style:font-name="Wingdings"/>
      </text:list-level-style-bullet>
      <text:list-level-style-bullet text:level="7" text:style-name="WW8Num4z3" text:bullet-char="">
        <style:list-level-properties text:space-before="3.25in" text:min-label-width="0.25in"/>
        <style:text-properties style:font-name="Symbol"/>
      </text:list-level-style-bullet>
      <text:list-level-style-bullet text:level="8" text:style-name="WW8Num4z1" text:bullet-char="o">
        <style:list-level-properties text:space-before="3.75in" text:min-label-width="0.25in"/>
        <style:text-properties style:font-name="Courier New1"/>
      </text:list-level-style-bullet>
      <text:list-level-style-bullet text:level="9" text:style-name="WW8Num4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5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25in" text:min-label-width="0.25in"/>
        <style:text-properties style:font-name="Wingdings"/>
      </text:list-level-style-bullet>
      <text:list-level-style-bullet text:level="2" text:style-name="WW8Num6z1" text:bullet-char="o">
        <style:list-level-properties text:space-before="0.75in" text:min-label-width="0.25in"/>
        <style:text-properties style:font-name="Courier New1"/>
      </text:list-level-style-bullet>
      <text:list-level-style-bullet text:level="3" text:style-name="WW8Num6z0" text:bullet-char="">
        <style:list-level-properties text:space-before="1.25in" text:min-label-width="0.25in"/>
        <style:text-properties style:font-name="Wingdings"/>
      </text:list-level-style-bullet>
      <text:list-level-style-bullet text:level="4" text:style-name="WW8Num6z3" text:bullet-char="">
        <style:list-level-properties text:space-before="1.75in" text:min-label-width="0.25in"/>
        <style:text-properties style:font-name="Symbol"/>
      </text:list-level-style-bullet>
      <text:list-level-style-bullet text:level="5" text:style-name="WW8Num6z1" text:bullet-char="o">
        <style:list-level-properties text:space-before="2.25in" text:min-label-width="0.25in"/>
        <style:text-properties style:font-name="Courier New1"/>
      </text:list-level-style-bullet>
      <text:list-level-style-bullet text:level="6" text:style-name="WW8Num6z0" text:bullet-char="">
        <style:list-level-properties text:space-before="2.75in" text:min-label-width="0.25in"/>
        <style:text-properties style:font-name="Wingdings"/>
      </text:list-level-style-bullet>
      <text:list-level-style-bullet text:level="7" text:style-name="WW8Num6z3" text:bullet-char="">
        <style:list-level-properties text:space-before="3.25in" text:min-label-width="0.25in"/>
        <style:text-properties style:font-name="Symbol"/>
      </text:list-level-style-bullet>
      <text:list-level-style-bullet text:level="8" text:style-name="WW8Num6z1" text:bullet-char="o">
        <style:list-level-properties text:space-before="3.75in" text:min-label-width="0.25in"/>
        <style:text-properties style:font-name="Courier New1"/>
      </text:list-level-style-bullet>
      <text:list-level-style-bullet text:level="9" text:style-name="WW8Num6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min-label-width="0.25in"/>
      </text:list-level-style-number>
      <text:list-level-style-number text:level="2" style:num-prefix="4." style:num-suffix="." style:num-format="1">
        <style:list-level-properties text:space-before="0.1972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text:start-value="2">
        <style:list-level-properties text:min-label-width="0.25in"/>
      </text:list-level-style-number>
      <text:list-level-style-number text:level="2" style:num-suffix="." style:num-format="1" text:start-value="3" text:display-levels="2">
        <style:list-level-properties text:space-before="0.4917in" text:min-label-width="0.5in"/>
      </text:list-level-style-number>
      <text:list-level-style-number text:level="3" style:num-suffix="." style:num-format="1" text:display-levels="3">
        <style:list-level-properties text:space-before="0.9835in" text:min-label-width="0.5in"/>
      </text:list-level-style-number>
      <text:list-level-style-number text:level="4" style:num-suffix="." style:num-format="1" text:display-levels="4">
        <style:list-level-properties text:space-before="1.4752in" text:min-label-width="0.75in"/>
      </text:list-level-style-number>
      <text:list-level-style-number text:level="5" style:num-suffix="." style:num-format="1" text:display-levels="5">
        <style:list-level-properties text:space-before="1.9665in" text:min-label-width="0.75in"/>
      </text:list-level-style-number>
      <text:list-level-style-number text:level="6" style:num-suffix="." style:num-format="1" text:display-levels="6">
        <style:list-level-properties text:space-before="2.4583in" text:min-label-width="1in"/>
      </text:list-level-style-number>
      <text:list-level-style-number text:level="7" style:num-suffix="." style:num-format="1" text:display-levels="7">
        <style:list-level-properties text:space-before="2.95in" text:min-label-width="1in"/>
      </text:list-level-style-number>
      <text:list-level-style-number text:level="8" style:num-suffix="." style:num-format="1" text:display-levels="8">
        <style:list-level-properties text:space-before="3.4417in" text:min-label-width="1.25in"/>
      </text:list-level-style-number>
      <text:list-level-style-number text:level="9" style:num-suffix="." style:num-format="1" text:display-levels="9">
        <style:list-level-properties text:space-before="3.9335in" text:min-label-width="1.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prefix="1."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text:bullet-char="-">
        <style:list-level-properties text:space-before="0.25in" text:min-label-width="0.25in"/>
        <style:text-properties style:font-name="Arial"/>
      </text:list-level-style-bullet>
      <text:list-level-style-bullet text:level="2" text:style-name="WW8Num11z1" text:bullet-char="o">
        <style:list-level-properties text:space-before="0.75in" text:min-label-width="0.25in"/>
        <style:text-properties style:font-name="Courier New1"/>
      </text:list-level-style-bullet>
      <text:list-level-style-bullet text:level="3" text:style-name="WW8Num11z2" text:bullet-char="">
        <style:list-level-properties text:space-before="1.25in" text:min-label-width="0.25in"/>
        <style:text-properties style:font-name="Wingdings"/>
      </text:list-level-style-bullet>
      <text:list-level-style-bullet text:level="4" text:style-name="WW8Num11z3" text:bullet-char="">
        <style:list-level-properties text:space-before="1.75in" text:min-label-width="0.25in"/>
        <style:text-properties style:font-name="Symbol"/>
      </text:list-level-style-bullet>
      <text:list-level-style-bullet text:level="5" text:style-name="WW8Num11z1" text:bullet-char="o">
        <style:list-level-properties text:space-before="2.25in" text:min-label-width="0.25in"/>
        <style:text-properties style:font-name="Courier New1"/>
      </text:list-level-style-bullet>
      <text:list-level-style-bullet text:level="6" text:style-name="WW8Num11z2" text:bullet-char="">
        <style:list-level-properties text:space-before="2.75in" text:min-label-width="0.25in"/>
        <style:text-properties style:font-name="Wingdings"/>
      </text:list-level-style-bullet>
      <text:list-level-style-bullet text:level="7" text:style-name="WW8Num11z3" text:bullet-char="">
        <style:list-level-properties text:space-before="3.25in" text:min-label-width="0.25in"/>
        <style:text-properties style:font-name="Symbol"/>
      </text:list-level-style-bullet>
      <text:list-level-style-bullet text:level="8" text:style-name="WW8Num11z1" text:bullet-char="o">
        <style:list-level-properties text:space-before="3.75in" text:min-label-width="0.25in"/>
        <style:text-properties style:font-name="Courier New1"/>
      </text:list-level-style-bullet>
      <text:list-level-style-bullet text:level="9" text:style-name="WW8Num1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0984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text:start-value="2">
        <style:list-level-properties text:min-label-width="0.25in"/>
      </text:list-level-style-number>
      <text:list-level-style-number text:level="2" style:num-suffix="." style:num-format="1" text:display-levels="2">
        <style:list-level-properties text:space-before="0.25in" text:min-label-width="0.5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min-label-width="0.25in"/>
      </text:list-level-style-number>
      <text:list-level-style-number text:level="2" style:num-prefix="1." style:num-format="1">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text:bullet-char="▪">
        <style:list-level-properties text:space-before="0.25in" text:min-label-width="0.25in"/>
        <style:text-properties style:font-name="Sylfaen"/>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text:bullet-char="">
        <style:list-level-properties text:space-before="0.25in" text:min-label-width="0.25in"/>
        <style:text-properties style:font-name="Wingdings"/>
      </text:list-level-style-bullet>
      <text:list-level-style-bullet text:level="2" text:style-name="WW8Num17z1" text:bullet-char="o">
        <style:list-level-properties text:space-before="0.75in" text:min-label-width="0.25in"/>
        <style:text-properties style:font-name="Courier New1"/>
      </text:list-level-style-bullet>
      <text:list-level-style-bullet text:level="3" text:style-name="WW8Num17z0" text:bullet-char="">
        <style:list-level-properties text:space-before="1.25in" text:min-label-width="0.25in"/>
        <style:text-properties style:font-name="Wingdings"/>
      </text:list-level-style-bullet>
      <text:list-level-style-bullet text:level="4" text:style-name="WW8Num17z3" text:bullet-char="">
        <style:list-level-properties text:space-before="1.75in" text:min-label-width="0.25in"/>
        <style:text-properties style:font-name="Symbol"/>
      </text:list-level-style-bullet>
      <text:list-level-style-bullet text:level="5" text:style-name="WW8Num17z1" text:bullet-char="o">
        <style:list-level-properties text:space-before="2.25in" text:min-label-width="0.25in"/>
        <style:text-properties style:font-name="Courier New1"/>
      </text:list-level-style-bullet>
      <text:list-level-style-bullet text:level="6" text:style-name="WW8Num17z0" text:bullet-char="">
        <style:list-level-properties text:space-before="2.75in" text:min-label-width="0.25in"/>
        <style:text-properties style:font-name="Wingdings"/>
      </text:list-level-style-bullet>
      <text:list-level-style-bullet text:level="7" text:style-name="WW8Num17z3" text:bullet-char="">
        <style:list-level-properties text:space-before="3.25in" text:min-label-width="0.25in"/>
        <style:text-properties style:font-name="Symbol"/>
      </text:list-level-style-bullet>
      <text:list-level-style-bullet text:level="8" text:style-name="WW8Num17z1" text:bullet-char="o">
        <style:list-level-properties text:space-before="3.75in" text:min-label-width="0.25in"/>
        <style:text-properties style:font-name="Courier New1"/>
      </text:list-level-style-bullet>
      <text:list-level-style-bullet text:level="9" text:style-name="WW8Num17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list-level-style-number text:level="1" style:num-suffix="." style:num-format="1" text:start-value="2">
        <style:list-level-properties text:min-label-width="0.25in"/>
      </text:list-level-style-number>
      <text:list-level-style-number text:level="2" style:num-suffix="." style:num-format="1" text:display-levels="2">
        <style:list-level-properties text:space-before="0.25in" text:min-label-width="0.5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min-label-width="0.25in"/>
      </text:list-level-style-number>
      <text:list-level-style-number text:level="2" style:num-prefix="2." style:num-suffix="." style:num-format="1">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text:bullet-char="">
        <style:list-level-properties text:space-before="0.25in" text:min-label-width="0.25in"/>
        <style:text-properties style:font-name="Wingdings"/>
      </text:list-level-style-bullet>
      <text:list-level-style-bullet text:level="2" text:style-name="WW8Num20z1" text:bullet-char="o">
        <style:list-level-properties text:space-before="0.75in" text:min-label-width="0.25in"/>
        <style:text-properties style:font-name="Courier New1"/>
      </text:list-level-style-bullet>
      <text:list-level-style-bullet text:level="3" text:style-name="WW8Num20z0" text:bullet-char="">
        <style:list-level-properties text:space-before="1.25in" text:min-label-width="0.25in"/>
        <style:text-properties style:font-name="Wingdings"/>
      </text:list-level-style-bullet>
      <text:list-level-style-bullet text:level="4" text:style-name="WW8Num20z3" text:bullet-char="">
        <style:list-level-properties text:space-before="1.75in" text:min-label-width="0.25in"/>
        <style:text-properties style:font-name="Symbol"/>
      </text:list-level-style-bullet>
      <text:list-level-style-bullet text:level="5" text:style-name="WW8Num20z1" text:bullet-char="o">
        <style:list-level-properties text:space-before="2.25in" text:min-label-width="0.25in"/>
        <style:text-properties style:font-name="Courier New1"/>
      </text:list-level-style-bullet>
      <text:list-level-style-bullet text:level="6" text:style-name="WW8Num20z0" text:bullet-char="">
        <style:list-level-properties text:space-before="2.75in" text:min-label-width="0.25in"/>
        <style:text-properties style:font-name="Wingdings"/>
      </text:list-level-style-bullet>
      <text:list-level-style-bullet text:level="7" text:style-name="WW8Num20z3" text:bullet-char="">
        <style:list-level-properties text:space-before="3.25in" text:min-label-width="0.25in"/>
        <style:text-properties style:font-name="Symbol"/>
      </text:list-level-style-bullet>
      <text:list-level-style-bullet text:level="8" text:style-name="WW8Num20z1" text:bullet-char="o">
        <style:list-level-properties text:space-before="3.75in" text:min-label-width="0.25in"/>
        <style:text-properties style:font-name="Courier New1"/>
      </text:list-level-style-bullet>
      <text:list-level-style-bullet text:level="9" text:style-name="WW8Num20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prefix="3." style:num-suffix="." style:num-format="1">
        <style:list-level-properties text:space-before="0.1972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ula13" style:family="table">
      <style:table-properties style:width="6.434in" fo:margin-left="0.0049in" fo:margin-right="-0.0014in" table:align="margins" style:writing-mode="lr-tb"/>
    </style:style>
    <style:style style:name="Taula13.A" style:family="table-column">
      <style:table-column-properties style:column-width="5.3in" style:rel-column-width="53984*"/>
    </style:style>
    <style:style style:name="Taula13.B" style:family="table-column">
      <style:table-column-properties style:column-width="1.134in" style:rel-column-width="11551*"/>
    </style:style>
    <style:style style:name="Taula13.1" style:family="table-row">
      <style:table-row-properties style:min-row-height="0.8208in" fo:keep-together="auto"/>
    </style:style>
    <style:style style:name="Taula13.A1" style:family="table-cell">
      <style:table-cell-properties style:vertical-align="middle" fo:padding="0.0396in" fo:border-left="none" fo:border-right="none" fo:border-top="none" fo:border-bottom="0.5pt solid #000000" style:writing-mode="lr-tb"/>
    </style:style>
    <style:style style:name="Taula13.B1" style:family="table-cell">
      <style:table-cell-properties style:vertical-align="middle" fo:padding-left="0.0486in" fo:padding-right="0.0486in" fo:padding-top="0in" fo:padding-bottom="0in" fo:border-left="none" fo:border-right="none" fo:border-top="none" fo:border-bottom="0.5pt solid #000000" style:writing-mode="lr-tb"/>
    </style:style>
    <style:style style:name="Taula12" style:family="table">
      <style:table-properties style:width="6.434in" fo:margin-left="0.0049in" fo:margin-right="-0.0014in" table:align="margins" style:writing-mode="lr-tb"/>
    </style:style>
    <style:style style:name="Taula12.A" style:family="table-column">
      <style:table-column-properties style:column-width="5.2597in" style:rel-column-width="53573*"/>
    </style:style>
    <style:style style:name="Taula12.B" style:family="table-column">
      <style:table-column-properties style:column-width="1.1743in" style:rel-column-width="11962*"/>
    </style:style>
    <style:style style:name="Taula12.1" style:family="table-row">
      <style:table-row-properties style:min-row-height="0.3472in" fo:keep-together="always"/>
    </style:style>
    <style:style style:name="Taula12.A1" style:family="table-cell">
      <style:table-cell-properties style:vertical-align="middle" fo:padding="0.0396in" fo:border="none" style:writing-mode="lr-tb"/>
    </style:style>
    <style:style style:name="Taula12.B1" style:family="table-cell">
      <style:table-cell-properties style:vertical-align="top" fo:padding-left="0.0486in" fo:padding-right="0.0486in" fo:padding-top="0in" fo:padding-bottom="0in" fo:border="none" style:writing-mode="lr-tb"/>
    </style:style>
    <style:style style:name="MP1" style:family="paragraph" style:parent-style-name="Heading_20_1">
      <style:paragraph-properties fo:line-height="100%" fo:text-align="center" style:justify-single-word="false"/>
      <style:text-properties style:font-name="Arial" fo:font-size="15pt" fo:font-weight="normal" style:font-size-asian="15pt" style:font-weight-asian="normal" style:font-name-complex="Arial" style:font-size-complex="15pt" style:font-weight-complex="normal"/>
    </style:style>
    <style:style style:name="MP2" style:family="paragraph" style:parent-style-name="Standard">
      <style:paragraph-properties fo:line-height="100%"/>
      <style:text-properties style:font-name="Arial" fo:font-size="14pt" style:font-size-asian="14pt" style:font-name-complex="Arial" style:font-size-complex="14pt"/>
    </style:style>
    <style:style style:name="MP3" style:family="paragraph" style:parent-style-name="Header">
      <style:paragraph-properties fo:line-height="100%" fo:text-align="center" style:justify-single-word="false" style:snap-to-layout-grid="false"/>
      <style:text-properties style:font-name="Arial" fo:font-size="14pt" style:font-size-asian="14pt" style:font-weight-complex="normal"/>
    </style:style>
    <style:style style:name="MP4" style:family="paragraph" style:parent-style-name="Footnote">
      <style:paragraph-properties fo:line-height="100%" style:snap-to-layout-grid="false"/>
    </style:style>
    <style:style style:name="MP5" style:family="paragraph" style:parent-style-name="Footnote">
      <style:text-properties fo:font-size="5pt" style:font-size-asian="5pt"/>
    </style:style>
    <style:style style:name="MT1" style:family="text">
      <style:text-properties style:font-name="Arial" fo:font-size="9pt" style:font-size-asian="9pt" style:font-name-complex="Arial"/>
    </style:style>
    <style:style style:name="MT2" style:family="text">
      <style:text-properties style:font-name="Arial" fo:font-size="9pt" fo:font-weight="normal" style:font-size-asian="9pt" style:font-weight-asian="normal" style:font-name-complex="Arial"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1972in" fo:margin-bottom="0.1972in" fo:margin-left="0.9453in" fo:margin-right="0.8846in" style:writing-mode="lr-tb" style:layout-grid-color="#c0c0c0" style:layout-grid-lines="39" style:layout-grid-base-height="0.1528in" style:layout-grid-ruby-height="0.1307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1575in" style:dynamic-spacing="true"/>
      </style:header-style>
      <style:footer-style>
        <style:header-footer-properties fo:min-height="0.3543in" fo:margin-left="0in" fo:margin-right="0in" fo:margin-top="0.3154in" style:dynamic-spacing="tru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ula13" table:style-name="Taula13">
          <table:table-column table:style-name="Taula13.A"/>
          <table:table-column table:style-name="Taula13.B"/>
          <table:table-row table:style-name="Taula13.1">
            <table:table-cell table:style-name="Taula13.A1" office:value-type="string">
              <text:p text:style-name="MP1"><draw:frame draw:style-name="Mfr1" draw:name="gráficos1" text:anchor-type="paragraph" svg:x="5.4in" svg:y="-0.1528in" svg:width="0.9154in" svg:height="0.7689in" draw:z-index="10"><draw:image xlink:href="Pictures/100000000000080000000800482B8425106B401F.jpg" xlink:type="simple" xlink:show="embed" xlink:actuate="onLoad"/></draw:frame>Programació.</text:p>
              <text:p text:style-name="MP2">Programació estructurada - UF1</text:p>
            </table:table-cell>
            <table:table-cell table:style-name="Taula13.B1" office:value-type="string">
              <text:p text:style-name="MP3"/>
            </table:table-cell>
          </table:table-row>
        </table:table>
        <text:p text:style-name="Header"/>
      </style:header>
      <style:footer>
        <table:table table:name="Taula12" table:style-name="Taula12">
          <table:table-column table:style-name="Taula12.A"/>
          <table:table-column table:style-name="Taula12.B"/>
          <table:table-row table:style-name="Taula12.1">
            <table:table-cell table:style-name="Taula12.A1" office:value-type="string">
              <text:p text:style-name="MP4">Grau superior informàtica</text:p>
            </table:table-cell>
            <table:table-cell table:style-name="Taula12.B1" office:value-type="string">
              <text:p text:style-name="MP4"><text:span text:style-name="MT1">Pàgina </text:span><text:span text:style-name="MT2"><text:page-number text:select-page="current">11</text:page-number></text:span><text:span text:style-name="MT2"> de </text:span><text:span text:style-name="MT2"><text:page-count style:num-format="1">11</text:page-count></text:span></text:p>
            </table:table-cell>
          </table:table-row>
        </table:table>
        <text:p text:style-name="MP5"/>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1</dc:title>
    <meta:initial-creator>Josep Vilardell</meta:initial-creator>
    <meta:creation-date>2011-09-13T17:29:00</meta:creation-date>
    <dc:date>2017-12-13T23:41:15.430931874</dc:date>
    <meta:print-date>2011-03-02T18:52:00</meta:print-date>
    <dc:language>ca-ES</dc:language>
    <meta:editing-cycles>69</meta:editing-cycles>
    <meta:editing-duration>PT11H23M10S</meta:editing-duration>
    <meta:document-statistic meta:table-count="2" meta:image-count="1" meta:object-count="0" meta:page-count="11" meta:paragraph-count="300" meta:word-count="1369" meta:character-count="10150" meta:non-whitespace-character-count="8564"/>
    <meta:user-defined meta:name="Info 1"/>
    <meta:user-defined meta:name="Info 2"/>
    <meta:user-defined meta:name="Info 3"/>
    <meta:user-defined meta:name="Info 4"/>
  </office:meta>
</office:document-meta>
</file>